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span text:style-name="T2">On aim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tou Touré</meta:initial-creator>
    <dc:creator>Fatou Touré</dc:creator>
    <meta:creation-date>2020-03-17T17:40:00Z</meta:creation-date>
    <dc:date>2020-03-17T17:40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